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text-align="start"/>
    </style:style>
    <style:style style:name="P19" style:parent-style-name="Základnítext" style:family="paragraph">
      <style:paragraph-properties fo:line-height="100%"/>
    </style:style>
    <style:style style:name="P20" style:parent-style-name="Základnítext" style:family="paragraph">
      <style:paragraph-properties fo:line-height="100%"/>
    </style:style>
    <style:style style:name="P21" style:parent-style-name="Základnítext" style:family="paragraph">
      <style:paragraph-properties fo:margin-top="0in" fo:margin-bottom="0in" fo:line-height="100%"/>
      <style:text-properties fo:font-weight="bold" style:font-weight-asian="bold" fo:color="#008576" fo:font-size="12pt" style:font-size-asian="12pt" style:font-size-complex="13pt"/>
    </style:style>
    <style:style style:name="P22" style:parent-style-name="Základnítext" style:family="paragraph">
      <style:paragraph-properties fo:margin-top="0in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8/2022<text:bookmark-end text:name="Text14"/></text:p>
            <text:p text:style-name="Normální">KVOP-40398/2022<text:bookmark-end text:name="Text2"/></text:p>
            <text:p text:style-name="Normální"><text:bookmark-start text:name="Text6"/>20. 07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bookmark-end text:name="Text7"/>Vážený pan</text:p>
            <text:p text:style-name="Normální"><text:bookmark-start text:name="Text9"/>J<text:bookmark-end text:name="Text9"/>. K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<text:s/>informace</text:h>
      <text:p text:style-name="P18">Vážený pane K.,</text:p>
      <text:p text:style-name="P19">dne 18. července 2022 byla do Kanceláře veřejného ochránce práv doručena Vaše žádost podle zákona č. 106/1999 Sb., o svobodném přístupu k informacím, ve znění pozdějších předpisů, kterou žádáte zaslání anonymizované kopie aktuální verze spisového přehledu spisu sp. zn. 556/2021/VOP/JSV.</text:p>
      <text:p text:style-name="P20">V příloze Vám postupuji Sběrný arch spisu k  Vámi výše uvedenému spisu sp. zn. 556/2021/VOP/JSV.</text:p>
      <text:p text:style-name="Základnítext">S pozdravem</text:p>
      <text:p text:style-name="podpis"/>
      <text:p text:style-name="podpis">JUDr. Pavel Pořízek, Ph.D. v. r.</text:p>
      <text:p text:style-name="podpis">vedoucí Kanceláře veřejného ochránce práv</text:p>
      <text:p text:style-name="podpis">(podepsáno<text:s/>elektronicky)</text:p>
      <text:p text:style-name="Normální"/>
      <text:p text:style-name="Základnítext"/>
      <text:p text:style-name="P21">Příloha</text:p>
      <text:p text:style-name="P22">Sběrný arch spisu ke sp. zn. 556/2021/VOP/JSV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QPBZ*</text:span></text:p>
        <text:p text:style-name="P12"><text:span text:style-name="T13">KVOPX00CQPBZ</text:span>KVOPX00CQPBZ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8-02T11:08:00Z</meta:creation-date>
    <dc:date>2022-08-02T11:09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04" meta:character-count="718" meta:row-count="5" meta:non-whitespace-character-count="615"/>
  </office:meta>
</office:document-meta>
</file>